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0333" officeooo:paragraph-rsid="00110333"/>
    </style:style>
    <style:style style:name="P2" style:family="paragraph" style:parent-style-name="Standard">
      <style:text-properties officeooo:rsid="001218c9" officeooo:paragraph-rsid="001218c9"/>
    </style:style>
    <style:style style:name="P3" style:family="paragraph" style:parent-style-name="Standard">
      <style:text-properties officeooo:rsid="001343dd" officeooo:paragraph-rsid="00137f6d"/>
    </style:style>
    <style:style style:name="P4" style:family="paragraph" style:parent-style-name="Standard">
      <style:text-properties fo:font-size="14pt" style:text-underline-style="solid" style:text-underline-width="auto" style:text-underline-color="font-color" fo:font-weight="bold" officeooo:rsid="001343dd" officeooo:paragraph-rsid="001343dd"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343dd" officeooo:paragraph-rsid="00137f6d"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37f6d" officeooo:paragraph-rsid="00137f6d" style:font-size-asian="14pt" style:font-weight-asian="bold" style:font-size-complex="14pt" style:font-weight-complex="bold"/>
    </style:style>
    <style:style style:name="P7" style:family="paragraph" style:parent-style-name="Standard">
      <style:text-properties officeooo:rsid="00137f6d" officeooo:paragraph-rsid="00137f6d"/>
    </style:style>
    <style:style style:name="P8" style:family="paragraph" style:parent-style-name="Standard">
      <style:text-properties fo:font-size="48pt" officeooo:rsid="00110333" officeooo:paragraph-rsid="00110333" style:font-size-asian="48pt" style:font-size-complex="48pt"/>
    </style:style>
    <style:style style:name="P9" style:family="paragraph" style:parent-style-name="Standard">
      <style:paragraph-properties fo:text-align="center" style:justify-single-word="false"/>
      <style:text-properties fo:font-size="40pt" officeooo:rsid="0017dd10" officeooo:paragraph-rsid="0017dd10" style:font-size-asian="40pt" style:font-size-complex="40pt"/>
    </style:style>
    <style:style style:name="P10" style:family="paragraph" style:parent-style-name="Standard">
      <style:paragraph-properties fo:text-align="center" style:justify-single-word="false"/>
      <style:text-properties fo:font-size="44pt" officeooo:rsid="00110333" officeooo:paragraph-rsid="00110333" style:font-size-asian="44pt" style:font-size-complex="44pt"/>
    </style:style>
    <style:style style:name="P11" style:family="paragraph" style:parent-style-name="Standard">
      <style:paragraph-properties fo:break-before="page"/>
      <style:text-properties officeooo:rsid="001218c9" officeooo:paragraph-rsid="001218c9"/>
    </style:style>
    <style:style style:name="T1" style:family="text">
      <style:text-properties officeooo:rsid="00137f6d"/>
    </style:style>
    <style:style style:name="T2" style:family="text">
      <style:text-properties officeooo:rsid="00157254"/>
    </style:style>
    <style:style style:name="T3" style:family="text">
      <style:text-properties fo:font-size="44pt" style:font-size-asian="44pt" style:font-size-complex="44pt"/>
    </style:style>
    <style:style style:name="T4" style:family="text">
      <style:text-properties fo:font-size="14pt" style:font-size-asian="14pt" style:font-size-complex="14pt"/>
    </style:style>
    <style:style style:name="T5" style:family="text">
      <style:text-properties officeooo:rsid="001997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SM project</text:p>
      <text:p text:style-name="P8"/>
      <text:p text:style-name="P8"/>
      <text:p text:style-name="P8"/>
      <text:p text:style-name="P9">Documentation (Desktop appli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4">Ismail Lotfi<text:tab/><text:tab/><text:tab/><text:tab/><text:tab/><text:tab/><text:tab/><text:tab/><text:tab/><text:tab/><text:tab/>4.5.2017</text:span></text:p>
      <text:p text:style-name="P2"/>
      <text:p text:style-name="P11"/>
      <text:p text:style-name="P4"/>
      <text:p text:style-name="P4"/>
      <text:p text:style-name="P4">Introduction:</text:p>
      <text:p text:style-name="P3">We have modified the original source code of the J<text:span text:style-name="T1">P</text:span>ass application to respect the HSM mechanism. There was only one file edited “<text:bookmark-start text:name="__DdeLink__1_1259828556"/><text:span text:style-name="T1">MessageDialog</text:span><text:bookmark-end text:name="__DdeLink__1_1259828556"/><text:span text:style-name="T1">”</text:span> and a new package “applets” have been added to communicate with the card.</text:p>
      <text:p text:style-name="P3"/>
      <text:p text:style-name="P6">Applet package:</text:p>
      <text:p text:style-name="P7">It contains two classes “MyApdu” and “CardMngr” . The first one is responsible for preparing the APD commands, the second one is for sending and receiving data from the JavaCard. All the functions are self documented in the source code.</text:p>
      <text:p text:style-name="P7"/>
      <text:p text:style-name="P7"/>
      <text:p text:style-name="P5"><text:span text:style-name="T1">“MessageDialog” class:</text:span></text:p>
      <text:p text:style-name="P7">The function “showPasswordDialog” was edited, where we replaced the password with a <text:span text:style-name="T5">PIN</text:span> text field and sent this <text:span text:style-name="T5">PIN</text:span> to the javaCard. Depending on the result, the function <text:span text:style-name="T2">will send another command to get the encryption key or ask the user again to set the PIN. If the user fail 5 times to set the PIN, he will be asked to set the PUK (the limits number can be edited depending on the vendor’s decision) to reset a New value to the P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21:58:29.899989955</meta:creation-date>
    <dc:date>2017-05-04T22:23:38.912817659</dc:date>
    <meta:editing-duration>PT14M45S</meta:editing-duration>
    <meta:editing-cycles>8</meta:editing-cycles>
    <meta:generator>LibreOffice/5.1.6.2$Linux_X86_64 LibreOffice_project/10m0$Build-2</meta:generator>
    <meta:document-statistic meta:table-count="0" meta:image-count="0" meta:object-count="0" meta:page-count="2" meta:paragraph-count="9" meta:word-count="172" meta:character-count="1016" meta:non-whitespace-character-count="843"/>
  </office:meta>
</office:document-meta>
</file>